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82cm" fo:margin-left="-0.069cm" fo:margin-right="-0.012cm" table:align="margins"/>
    </style:style>
    <style:style style:name="Tabelle1.A" style:family="table-column">
      <style:table-column-properties style:column-width="11.06cm" style:rel-column-width="42431*"/>
    </style:style>
    <style:style style:name="Tabelle1.B" style:family="table-column">
      <style:table-column-properties style:column-width="6.022cm" style:rel-column-width="23104*"/>
    </style:style>
    <style:style style:name="Tabelle1.A1" style:family="table-cell">
      <style:table-cell-properties fo:padding="0.097cm" fo:border="none"/>
    </style:style>
    <style:style style:name="P1" style:family="paragraph" style:parent-style-name="Standard">
      <style:text-properties style:font-name="Verdana"/>
    </style:style>
    <style:style style:name="P2" style:family="paragraph" style:parent-style-name="Standard">
      <style:text-properties style:font-name="Verdana" fo:font-size="24pt" style:font-size-asian="24pt" style:font-size-complex="24pt"/>
    </style:style>
    <style:style style:name="P3" style:family="paragraph" style:parent-style-name="Standard">
      <style:paragraph-properties fo:margin-left="0cm" fo:margin-right="0cm" fo:text-indent="-0.079cm" style:auto-text-indent="false">
        <style:tab-stops/>
      </style:paragraph-properties>
      <style:text-properties style:font-name="Verdana" fo:font-size="28pt" style:font-size-asian="28pt" style:font-size-complex="28pt"/>
    </style:style>
    <style:style style:name="P4" style:family="paragraph" style:parent-style-name="Table_20_Contents">
      <style:paragraph-properties fo:text-align="end" style:justify-single-word="false"/>
      <style:text-properties style:font-name="Verdana"/>
    </style:style>
    <style:style style:name="P5" style:family="paragraph" style:parent-style-name="Standard">
      <style:paragraph-properties fo:background-color="transparent">
        <style:tab-stops>
          <style:tab-stop style:position="10.821cm"/>
        </style:tab-stops>
        <style:background-image/>
      </style:paragraph-properties>
      <style:text-properties style:font-name="Verdana" fo:font-size="16pt" style:font-size-asian="16pt" style:font-size-complex="16pt"/>
    </style:style>
    <style:style style:name="P6" style:family="paragraph" style:parent-style-name="Standard">
      <style:paragraph-properties fo:background-color="transparent">
        <style:tab-stops>
          <style:tab-stop style:position="10.821cm"/>
        </style:tab-stops>
        <style:background-image/>
      </style:paragraph-properties>
      <style:text-properties fo:font-variant="normal" fo:text-transform="none" fo:color="#000000" style:font-name="Verdana" fo:font-size="12pt" fo:letter-spacing="normal" fo:font-style="normal" fo:font-weight="normal" style:font-size-asian="12pt" style:font-style-asian="normal" style:font-size-complex="12pt" style:font-style-complex="normal"/>
    </style:style>
    <style:style style:name="P7" style:family="paragraph" style:parent-style-name="Standard">
      <style:paragraph-properties fo:background-color="transparent">
        <style:tab-stops>
          <style:tab-stop style:position="10.821cm"/>
        </style:tab-stops>
        <style:background-image/>
      </style:paragraph-properties>
      <style:text-properties style:font-name="Verdana" fo:font-size="12pt" fo:font-style="normal" style:font-size-asian="12pt" style:font-style-asian="normal" style:font-size-complex="12pt" style:font-style-complex="normal"/>
    </style:style>
    <style:style style:name="P8" style:family="paragraph" style:parent-style-name="Standard" style:list-style-name="L1">
      <style:paragraph-properties fo:background-color="transparent">
        <style:tab-stops>
          <style:tab-stop style:position="10.821cm"/>
        </style:tab-stops>
        <style:background-image/>
      </style:paragraph-properties>
      <style:text-properties style:font-name="Verdana" fo:font-size="12pt" fo:font-style="normal" style:font-size-asian="12pt" style:font-style-asian="normal" style:font-size-complex="12pt"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1">Entwicklungsprojekt interaktive Systeme </text:p>
            <text:p text:style-name="P1">Sommersemester 2015</text:p>
          </table:table-cell>
          <table:table-cell table:style-name="Tabelle1.A1" office:value-type="string">
            <text:p text:style-name="P4">Hendrik Bode</text:p>
            <text:p text:style-name="P4">Luca Zeitzen</text:p>
          </table:table-cell>
        </table:table-row>
      </table:table>
      <text:p text:style-name="P2"/>
      <text:p text:style-name="P3">Alleinstellungsmerkmale</text:p>
      <text:p text:style-name="P1">Alleinstellungsmerkmal innerhalb kollaborativer Anwendungen.</text:p>
      <text:p text:style-name="P1"/>
      <text:p text:style-name="P1"/>
      <text:p text:style-name="P5">Herleitung der Alleinstellungsmerkmale mit Related Work</text:p>
      <text:p text:style-name="P7">Während der Marktanalyse zum Thema Related-Works wurde kollaborative Software (Google Docs) und kollaborative <text:span text:style-name="T2">Lern</text:span>software (Ilias) vorgestellt.<text:span text:style-name="T1"> Unterschieden haben sich beide Konzepte im Grunde nur durch das Bearbeiten der Dokumente und den Faktor </text:span><text:span text:style-name="T3">awareness</text:span><text:span text:style-name="T1">. Bei kollaborativer Software kann ein Dokument meistens erstellt und frei bearbeitet werden. Im Gegensatz dazu geht es bei den Lösungen, die aufs Lernen ausgerichtet sind (CSCL), hauptsächlich darum, vollständige Dokumente zum Lernen hochzuladen und zu verwalten. Diese Dokumente sollten konsistent sein, damit jeder Nutzer unter gleichen Bedingungen arbeitet bzw. lernt. Wenn beispielsweise der Abschnitt einer Textabschnittsfrage, die zwar zusätzlich in einem gesonderten Katalog gespeichert ist, nicht mehr vorhanden ist, dann wäre die Zuordnung der Frage nicht mehr gegeben. Damit sich diese Einschränkung in der Kollaboration nicht zu statisch anfühlt, erweitern wir die Anwendung mit asynchronen Elementen, die von jedem eingesehen und frei bearbeitet werden können. Dazu gehören der erwähnte Fragenkatalog und Notizen zu einzelnen Dokumenten.</text:span></text:p>
      <text:p text:style-name="P7"><text:span text:style-name="T1"/></text:p>
      <text:p text:style-name="P7"><text:span text:style-name="T1">Die Alleinstellungsmerkmale wären nach dem:</text:span></text:p>
      <text:list xml:id="list4347284365881207952" text:style-name="L1">
        <text:list-item>
          <text:p text:style-name="P8"><text:span text:style-name="T1">Vereinigung von synchroner </text:span><text:span text:style-name="T3">awareness </text:span><text:span text:style-name="T1">mit statischen Inhalten und dynamischen asynchronen Funktionen.</text:span></text:p>
        </text:list-item>
        <text:list-item>
          <text:p text:style-name="P8"><text:span text:style-name="T1">Ein Parser für Dokumente, um diese Vereinigung zu erreichen.</text:span></text:p>
        </text:list-item>
        <text:list-item>
          <text:p text:style-name="P8"><text:span text:style-name="T1">Textabschnittsfragen</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0T17:27:33.06</meta:creation-date>
    <dc:date>2015-05-01T23:05:56.69</dc:date>
    <meta:editing-duration>PT11H57M15S</meta:editing-duration>
    <meta:editing-cycles>12</meta:editing-cycles>
    <meta:generator>OpenOffice/4.1.1$Win32 OpenOffice.org_project/411m6$Build-9775</meta:generator>
    <dc:creator>Hendrik  Bode</dc:creator>
    <meta:document-statistic meta:table-count="1" meta:image-count="0" meta:object-count="0" meta:page-count="1" meta:paragraph-count="12" meta:word-count="197" meta:character-count="1554"/>
  </office:meta>
</office:document-meta>
</file>